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aceFunctionsWithStrings.ReplaceFunctionsWithStrings( CompoundVariable masterFunction , Map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FunctionsWithStrings.ReplaceFunctionsWithStrings( CompoundVariable masterFunction , Map variables , boolean regex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laceFunctionsWithStrings.transformValue( JMeterProperty pro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